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ova light" svg:font-family="'Arial nova light'"/>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justify" style:justify-single-word="false"/>
      <style:text-properties style:font-name="Arial nova light" fo:font-weight="bold" officeooo:rsid="000b5b2b" officeooo:paragraph-rsid="000b5b2b" style:font-weight-asian="bold" style:font-weight-complex="bold"/>
    </style:style>
    <style:style style:name="P2" style:family="paragraph" style:parent-style-name="Standard">
      <loext:graphic-properties draw:fill-gradient-name="gradient" draw:fill-hatch-name="hatch"/>
      <style:paragraph-properties fo:line-height="150%" fo:text-align="justify" style:justify-single-word="false"/>
      <style:text-properties style:font-name="Arial nova light" fo:font-weight="bold" officeooo:rsid="000cf434" officeooo:paragraph-rsid="000cf434" style:font-weight-asian="bold" style:font-weight-complex="bold"/>
    </style:style>
    <style:style style:name="P3"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53414" officeooo:paragraph-rsid="00053414"/>
    </style:style>
    <style:style style:name="P4" style:family="paragraph" style:parent-style-name="Standard" style:master-page-name="">
      <loext:graphic-properties draw:fill-gradient-name="gradient" draw:fill-hatch-name="hatch"/>
      <style:paragraph-properties fo:line-height="150%" fo:text-align="justify" style:justify-single-word="false" style:page-number="auto"/>
      <style:text-properties style:font-name="Arial nova light" fo:font-size="14pt" fo:font-weight="bold" officeooo:rsid="0002c067" officeooo:paragraph-rsid="0002c067" style:font-size-asian="14pt" style:font-weight-asian="bold" style:font-size-complex="14pt" style:font-weight-complex="bold"/>
    </style:style>
    <style:style style:name="P5"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7336b" officeooo:paragraph-rsid="0007336b"/>
    </style:style>
    <style:style style:name="P6"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967fc" officeooo:paragraph-rsid="000967fc"/>
    </style:style>
    <style:style style:name="P7"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b5b2b" officeooo:paragraph-rsid="000b5b2b"/>
    </style:style>
    <style:style style:name="P8"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cf434" officeooo:paragraph-rsid="000cf434"/>
    </style:style>
    <style:style style:name="T1" style:family="text">
      <style:text-properties officeooo:rsid="00078c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azyApe Zusammenfassung</text:p>
      <text:p text:style-name="P7"/>
      <text:p text:style-name="P1">Anleitung:</text:p>
      <text:p text:style-name="P3">Das Spiel CrazyApe ist ein Survivalgame, bei dem der Spieler zu Beginn fünf leben besitzt und drei Bananen sammel muss. Der Spieler ist ein Affe im Urwald, der von seinem Zuhause auf eine Lichtung gehen muss um Bananen für das Abendessen zu sammeln.</text:p>
      <text:p text:style-name="P5">Um die Bananen sammeln zu können muss der Spieler Bananenbäumen, die auf der Lichtung stehen ausweichen. Zudem fliegen Braune und Rote Kokosnüsse durch das Spielfeld, die dem Spieler ein beziehungsweise drei Leben abziehen. <text:span text:style-name="T1">Skorpione, die ebenfalls zufällig über das Spielfeld laufen ziehen können genauso ein leben abziehen.</text:span></text:p>
      <text:p text:style-name="P6">Als Endboss schleicht ein Tiger über die Lichtung, wenn der den Spieler erwischt stirbt der Affe direkt.</text:p>
      <text:p text:style-name="P6">Es gibt ein Herz das der Spieler sammeln kann um wieder ein Leben mehr zu erhalten.</text:p>
      <text:p text:style-name="P6">Ziel des Spiels ist es, dass der Affe mit mindestens drei Bananen zu seinem Heim zurückkehrt. Dann hat der Spieler gewonnen!</text:p>
      <text:p text:style-name="P6"/>
      <text:p text:style-name="P2">Umsetzung:</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ova light" svg:font-family="'Arial nova light'"/>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2T10:40:53.287000000</meta:creation-date>
    <dc:date>2022-07-22T10:59:02.878000000</dc:date>
    <meta:editing-duration>PT18M12S</meta:editing-duration>
    <meta:editing-cycles>8</meta:editing-cycles>
    <meta:generator>LibreOffice/7.2.6.2$Windows_X86_64 LibreOffice_project/b0ec3a565991f7569a5a7f5d24fed7f52653d754</meta:generator>
    <meta:document-statistic meta:table-count="0" meta:image-count="0" meta:object-count="0" meta:page-count="1" meta:paragraph-count="8" meta:word-count="148" meta:character-count="929" meta:non-whitespace-character-count="789"/>
  </office:meta>
</office:document-meta>
</file>